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 fo:font-size="11pt" style:font-size-asian="11pt" style:font-size-complex="11pt"/>
    </style:style>
    <style:style style:name="ce3" style:family="table-cell" style:parent-style-name="Default" style:data-style-name="N100">
      <style:text-properties style:font-name="Courier New" fo:font-size="11pt" fo:language="en" fo:country="US" style:font-size-asian="11pt" style:language-asian="en" style:country-asian="US" style:font-size-complex="11pt" style:language-complex="en" style:country-complex="U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 fo:font-size="11pt" style:font-size-asian="11pt" style:font-size-complex="11pt"/>
    </style:style>
    <style:style style:name="ce5" style:family="table-cell" style:parent-style-name="Default">
      <style:text-properties style:font-name="Courier New"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2">
          <table:table-cell office:value-type="string">
            <text:p>+1D0980</text:p>
          </table:table-cell>
          <table:table-cell table:number-columns-repeated="1023"/>
        </table:table-row>
        <table:table-row table:style-name="ro2">
          <table:table-cell office:value-type="string">
            <text:p>8B 55 0C - mov edx,[ebp+0C]</text:p>
          </table:table-cell>
          <table:table-cell table:number-columns-repeated="1023"/>
        </table:table-row>
        <table:table-row table:style-name="ro2">
          <table:table-cell office:value-type="string">
            <text:p>83 C4 0C - add esp,0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+000C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x1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x2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x4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x8</text:p>
          </table:table-cell>
          <table:table-cell office:value-type="string">
            <text:p>Options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1x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2x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4x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8x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1xx</text:p>
          </table:table-cell>
          <table:table-cell office:value-type="string">
            <text:p>L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2xx</text:p>
          </table:table-cell>
          <table:table-cell office:value-type="string">
            <text:p>R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4xx</text:p>
          </table:table-cell>
          <table:table-cell office:value-type="string">
            <text:p>L1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8xx</text:p>
          </table:table-cell>
          <table:table-cell office:value-type="string">
            <text:p>R1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1xxx</text:p>
          </table:table-cell>
          <table:table-cell office:value-type="string">
            <text:p>Triangl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2xxx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4xx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8xxx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1xxxxx</text:p>
          </table:table-cell>
          <table:table-cell office:value-type="string">
            <text:p>Touchscreen pus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09</text:p>
          </table:table-cell>
          <table:table-cell table:style-name="ce4" office:value-type="string">
            <text:p>byte</text:p>
          </table:table-cell>
          <table:table-cell office:value-type="string">
            <text:p>Controller Charge Leve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0</text:p>
          </table:table-cell>
          <table:table-cell office:value-type="string">
            <text:p>sbyte</text:p>
          </table:table-cell>
          <table:table-cell office:value-type="string">
            <text:p>LStickL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1</text:p>
          </table:table-cell>
          <table:table-cell office:value-type="string">
            <text:p>sbyte</text:p>
          </table:table-cell>
          <table:table-cell office:value-type="string">
            <text:p>LStickU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2</text:p>
          </table:table-cell>
          <table:table-cell office:value-type="string">
            <text:p>sbyte</text:p>
          </table:table-cell>
          <table:table-cell office:value-type="string">
            <text:p>RStickL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3</text:p>
          </table:table-cell>
          <table:table-cell office:value-type="string">
            <text:p>sbyte</text:p>
          </table:table-cell>
          <table:table-cell office:value-type="string">
            <text:p>RStickU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5</text:p>
          </table:table-cell>
          <table:table-cell office:value-type="string">
            <text:p>sbyte</text:p>
          </table:table-cell>
          <table:table-cell office:value-type="string">
            <text:p>RTrigg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0</text:p>
          </table:table-cell>
          <table:table-cell office:value-type="string">
            <text:p>int16</text:p>
          </table:table-cell>
          <table:table-cell office:value-type="string">
            <text:p>SixAxis Rol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4</text:p>
          </table:table-cell>
          <table:table-cell office:value-type="string">
            <text:p>int16</text:p>
          </table:table-cell>
          <table:table-cell office:value-type="string">
            <text:p>SixAxis Pitc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7</text:p>
          </table:table-cell>
          <table:table-cell office:value-type="string">
            <text:p>byte</text:p>
          </table:table-cell>
          <table:table-cell office:value-type="string">
            <text:p>Touchpad pressed (positive = yes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A</text:p>
          </table:table-cell>
          <table:table-cell office:value-type="string">
            <text:p>int16</text:p>
          </table:table-cell>
          <table:table-cell office:value-type="string">
            <text:p>Touchpad X-po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C</text:p>
          </table:table-cell>
          <table:table-cell office:value-type="string">
            <text:p>int16</text:p>
          </table:table-cell>
          <table:table-cell office:value-type="string">
            <text:p>Touchpad Y-po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troller data</text:p>
          </table:table-cell>
          <table:table-cell table:number-columns-repeated="1023"/>
        </table:table-row>
        <table:table-row table:style-name="ro2">
          <table:table-cell office:value-type="string">
            <text:p>[wow64.dll+46f68]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<text:span text:style-name="T1">[[[[RpCtrlWrapper.dll+</text:span><text:span text:style-name="T2">2AC304</text:span><text:span text:style-name="T1">]+5C]+58]]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+0020</text:p>
          </table:table-cell>
          <table:table-cell office:value-type="string">
            <text:p>long</text:p>
          </table:table-cell>
          <table:table-cell office:value-type="string">
            <text:p>Button statu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xx1</text:p>
          </table:table-cell>
          <table:table-cell office:value-type="string">
            <text:p>Up</text:p>
          </table:table-cell>
          <table:table-cell/>
          <table:table-cell office:value-type="string">
            <text:p>Written to by: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x2</text:p>
          </table:table-cell>
          <table:table-cell office:value-type="string">
            <text:p>Down</text:p>
          </table:table-cell>
          <table:table-cell/>
          <table:table-cell office:value-type="string">
            <text:p>RpCtrlWrapper.dll+1F9F1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x4</text:p>
          </table:table-cell>
          <table:table-cell office:value-type="string">
            <text:p>Left</text:p>
          </table:table-cell>
          <table:table-cell table:number-columns-repeated="2"/>
          <table:table-cell office:value-type="string">
            <text:p>09 46 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xxxxx8</text:p>
          </table:table-cell>
          <table:table-cell office:value-type="string">
            <text:p>Right</text:p>
          </table:table-cell>
          <table:table-cell/>
          <table:table-cell office:value-type="string">
            <text:p>RpCtrlWrapper.dll+1F9FA6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1x</text:p>
          </table:table-cell>
          <table:table-cell office:value-type="string">
            <text:p>L1</text:p>
          </table:table-cell>
          <table:table-cell/>
          <table:table-cell table:style-name="ce5"/>
          <table:table-cell table:style-name="ce5" office:value-type="string">
            <text:p>09 46 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xxxx2x</text:p>
          </table:table-cell>
          <table:table-cell office:value-type="string">
            <text:p>R1</text:p>
          </table:table-cell>
          <table:table-cell/>
          <table:table-cell office:value-type="string">
            <text:p>RpCtrlWrapper.dll+1F9FB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4x</text:p>
          </table:table-cell>
          <table:table-cell office:value-type="string">
            <text:p>L2</text:p>
          </table:table-cell>
          <table:table-cell table:number-columns-repeated="2"/>
          <table:table-cell office:value-type="string">
            <text:p>09 46 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xxxx8x</text:p>
          </table:table-cell>
          <table:table-cell office:value-type="string">
            <text:p>R2</text:p>
          </table:table-cell>
          <table:table-cell/>
          <table:table-cell office:value-type="string">
            <text:p>RpCtrlWrapper.dll+1F9FE7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1x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89 4E 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xxx2xx</text:p>
          </table:table-cell>
          <table:table-cell office:value-type="string">
            <text:p>O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xx4xx</text:p>
          </table:table-cell>
          <table:table-cell office:value-type="string">
            <text:p>Square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xx8xx</text:p>
          </table:table-cell>
          <table:table-cell office:value-type="string">
            <text:p>Triangle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x1xxx</text:p>
          </table:table-cell>
          <table:table-cell office:value-type="string">
            <text:p>Options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x2xxx</text:p>
          </table:table-cell>
          <table:table-cell office:value-type="string">
            <text:p>Share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1xxxx</text:p>
          </table:table-cell>
          <table:table-cell office:value-type="string">
            <text:p>R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8xxxx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+0024</text:p>
          </table:table-cell>
          <table:table-cell table:style-name="ce5" office:value-type="string">
            <text:p>long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>
            <text:p>xxx2xxxx</text:p>
          </table:table-cell>
          <table:table-cell table:style-name="ce5" office:value-type="string">
            <text:p>Touchscreen push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5"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+002C</text:p>
          </table:table-cell>
          <table:table-cell office:value-type="string">
            <text:p>long</text:p>
          </table:table-cell>
          <table:table-cell office:value-type="string">
            <text:p>Dpad Mask</text:p>
          </table:table-cell>
          <table:table-cell/>
          <table:table-cell office:value-type="string">
            <text:p>Written to by: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FF</text:p>
          </table:table-cell>
          <table:table-cell office:value-type="string">
            <text:p>Up</text:p>
          </table:table-cell>
          <table:table-cell/>
          <table:table-cell office:value-type="string">
            <text:p>RpCtrlWrapper.dll+1F9EE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FFxx</text:p>
          </table:table-cell>
          <table:table-cell office:value-type="string">
            <text:p>Down</text:p>
          </table:table-cell>
          <table:table-cell table:number-columns-repeated="2"/>
          <table:table-cell office:value-type="string">
            <text:p>66 0F D6 46 2C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FFxxxx</text:p>
          </table:table-cell>
          <table:table-cell office:value-type="string">
            <text:p>Left</text:p>
          </table:table-cell>
          <table:table-cell/>
          <table:table-cell table:style-name="ce5" office:value-type="string">
            <text:p>RpCtrlWrapper.dll+1F9EEC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office:value-type="string">
            <text:p>FFxxxxxx</text:p>
          </table:table-cell>
          <table:table-cell office:value-type="string">
            <text:p>Right</text:p>
          </table:table-cell>
          <table:table-cell/>
          <table:table-cell table:style-name="ce5"/>
          <table:table-cell table:style-name="ce5" office:value-type="string">
            <text:p>C7 46 34 00 00 00 00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number-columns-repeated="2"/>
          <table:table-cell table:style-name="ce5" office:value-type="string">
            <text:p>RpCtrlWrapper.dll+1F9F55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>
            <text:p>+0030</text:p>
          </table:table-cell>
          <table:table-cell table:style-name="ce5" office:value-type="string">
            <text:p>long</text:p>
          </table:table-cell>
          <table:table-cell office:value-type="string">
            <text:p>Button Mask</text:p>
          </table:table-cell>
          <table:table-cell/>
          <table:table-cell table:style-name="ce5"/>
          <table:table-cell table:style-name="ce5" office:value-type="string">
            <text:p>88 5C 30 2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xxxxxxFF</text:p>
          </table:table-cell>
          <table:table-cell office:value-type="string">
            <text:p>L1</text:p>
          </table:table-cell>
          <table:table-cell/>
          <table:table-cell table:style-name="ce5" office:value-type="string">
            <text:p>RpCtrlWrapper.dll+1F9F7F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xxxxFFxx</text:p>
          </table:table-cell>
          <table:table-cell office:value-type="string">
            <text:p>R1</text:p>
          </table:table-cell>
          <table:table-cell/>
          <table:table-cell table:style-name="ce5"/>
          <table:table-cell table:style-name="ce5" office:value-type="string">
            <text:p>88 7C 30 2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xxFFxxxx</text:p>
          </table:table-cell>
          <table:table-cell office:value-type="string">
            <text:p>L2</text:p>
          </table:table-cell>
          <table:table-cell/>
          <table:table-cell office:value-type="string">
            <text:p>RpCtrlWrapper.dll+1F9F9F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FFxxxxxx</text:p>
          </table:table-cell>
          <table:table-cell office:value-type="string">
            <text:p>R2</text:p>
          </table:table-cell>
          <table:table-cell table:number-columns-repeated="2"/>
          <table:table-cell office:value-type="string">
            <text:p>C6 44 30 2C FF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number-columns-repeated="2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+0034</text:p>
          </table:table-cell>
          <table:table-cell table:style-name="ce5" office:value-type="string">
            <text:p>long</text:p>
          </table:table-cell>
          <table:table-cell office:value-type="string">
            <text:p>Button Mask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>
            <text:p>xxxxxxFF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xxxxFFxx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xxFFxxxx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Fxxxxxx</text:p>
          </table:table-cell>
          <table:table-cell office:value-type="string">
            <text:p>Triangle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>
            <text:p>RpCtrlWrapper.dll+1BAEC8</text:p>
          </table:table-cell>
          <table:table-cell table:number-columns-repeated="1023"/>
        </table:table-row>
        <table:table-row table:style-name="ro2">
          <table:table-cell office:value-type="string">
            <text:p>Writes SixAxis value</text:p>
          </table:table-cell>
          <table:table-cell table:number-columns-repeated="102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2/15/2017</text:date>, <text:time>21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9S</meta:editing-duration>
    <meta:editing-cycles>7</meta:editing-cycles>
    <meta:generator>OpenOffice/4.1.2$Win32 OpenOffice.org_project/412m3$Build-9782</meta:generator>
    <dc:date>2017-02-15T21:13:23.55</dc:date>
    <meta:document-statistic meta:table-count="3" meta:cell-count="170" meta:object-count="0"/>
    <meta:user-defined meta:name="Info 1"/>
    <meta:user-defined meta:name="Info 2"/>
    <meta:user-defined meta:name="Info 3"/>
    <meta:user-defined meta:name="Info 4"/>
  </office:meta>
</office:document-meta>
</file>